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transparent_5f_fiat" style:data-style-name="N114"/>
    <style:style style:name="ce27" style:family="table-cell" style:parent-style-name="transparent_5f_crypto">
      <style:table-cell-properties fo:background-color="transparent"/>
    </style:style>
    <style:style style:name="ce28" style:family="table-cell" style:parent-style-name="transparent_5f_border_5f_fiat" style:data-style-name="N114"/>
    <style:style style:name="ce29" style:family="table-cell" style:parent-style-name="taxable_5f_event_5f_fiat" style:data-style-name="N114"/>
    <style:style style:name="ce30" style:family="table-cell" style:parent-style-name="taxable_5f_event_5f_border_5f_fiat" style:data-style-name="N114"/>
    <style:style style:name="ce31" style:family="table-cell" style:parent-style-name="taxable_5f_event_5f_alt_5f_fiat" style:data-style-name="N114"/>
    <style:style style:name="ce32" style:family="table-cell" style:parent-style-name="taxable_5f_event_5f_alt_5f_border_5f_fiat" style:data-style-name="N114"/>
    <style:style style:name="ce33" style:family="table-cell" style:parent-style-name="acquired_5f_lot_5f_fiat" style:data-style-name="N114"/>
    <style:style style:name="ce34" style:family="table-cell" style:parent-style-name="acquired_5f_lot_5f_border_5f_fiat" style:data-style-name="N114"/>
    <style:style style:name="ce35" style:family="table-cell" style:parent-style-name="acquired_5f_lot_5f_alt_5f_fiat" style:data-style-name="N114"/>
    <style:style style:name="ce36" style:family="table-cell" style:parent-style-name="acquired_5f_lot_5f_alt_5f_border_5f_fiat" style:data-style-name="N114"/>
    <style:style style:name="ce37" style:family="table-cell" style:parent-style-name="highlighted_5f_fiat" style:data-style-name="N114"/>
    <style:style style:name="ce38" style:family="table-cell" style:parent-style-name="highlighted_5f_border_5f_fiat" style:data-style-name="N114"/>
    <style:style style:name="ce40" style:family="table-cell" style:parent-style-name="taxable_5f_event_5f_note_5f_fiat" style:data-style-name="N114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taxable_5f_event_5f_note_5f_border_5f_fiat" style:data-style-name="N114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acquired_5f_lot_5f_note_5f_fiat" style:data-style-name="N114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acquired_5f_lot_5f_note_5f_border_5f_fiat" style:data-style-name="N114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bold_5f_fiat" style:data-style-name="N114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old_5f_border_5f_fiat" style:data-style-name="N114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,123456789</text:p>
          </table:table-cell>
          <table:table-cell table:style-name="taxable_5f_event_5f_default" office:value-type="float" office:value="0.123456789" calcext:value-type="float">
            <text:p>0,123456789</text:p>
          </table:table-cell>
          <table:table-cell table:style-name="taxable_5f_event_5f_alt_5f_default" office:value-type="float" office:value="0.123456789" calcext:value-type="float">
            <text:p>0,123456789</text:p>
          </table:table-cell>
          <table:table-cell table:style-name="acquired_5f_lot_5f_default" office:value-type="float" office:value="0.123456789" calcext:value-type="float">
            <text:p>0,123456789</text:p>
          </table:table-cell>
          <table:table-cell table:style-name="acquired_5f_lot_5f_alt_5f_default" office:value-type="float" office:value="0.123456789" calcext:value-type="float">
            <text:p>0,123456789</text:p>
          </table:table-cell>
          <table:table-cell table:style-name="highlighted_5f_default" office:value-type="float" office:value="0.123456789" calcext:value-type="float">
            <text:p>0,123456789</text:p>
          </table:table-cell>
          <table:table-cell table:style-name="taxable_5f_event_5f_note_5f_default" office:value-type="float" office:value="0.123456789" calcext:value-type="float">
            <text:p>0,123456789</text:p>
          </table:table-cell>
          <table:table-cell table:style-name="acquired_5f_lot_5f_note_5f_default" office:value-type="float" office:value="0.123456789" calcext:value-type="float">
            <text:p>0,123456789</text:p>
          </table:table-cell>
          <table:table-cell table:style-name="bold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26" office:value-type="currency" office:currency="EUR" office:value="0.12" calcext:value-type="currency">
            <text:p>0,12 €</text:p>
          </table:table-cell>
          <table:table-cell table:style-name="ce29" office:value-type="currency" office:currency="EUR" office:value="0.12" calcext:value-type="currency">
            <text:p>0,12 €</text:p>
          </table:table-cell>
          <table:table-cell table:style-name="ce31" office:value-type="currency" office:currency="EUR" office:value="0.12" calcext:value-type="currency">
            <text:p>0,12 €</text:p>
          </table:table-cell>
          <table:table-cell table:style-name="ce33" office:value-type="currency" office:currency="EUR" office:value="0.12" calcext:value-type="currency">
            <text:p>0,12 €</text:p>
          </table:table-cell>
          <table:table-cell table:style-name="ce35" office:value-type="currency" office:currency="EUR" office:value="0.12" calcext:value-type="currency">
            <text:p>0,12 €</text:p>
          </table:table-cell>
          <table:table-cell table:style-name="ce37" office:value-type="currency" office:currency="EUR" office:value="0.12" calcext:value-type="currency">
            <text:p>0,12 €</text:p>
          </table:table-cell>
          <table:table-cell table:style-name="ce40" office:value-type="currency" office:currency="EUR" office:value="0.12" calcext:value-type="currency">
            <text:p>0,12 €</text:p>
          </table:table-cell>
          <table:table-cell table:style-name="ce44" office:value-type="currency" office:currency="EUR" office:value="0.12" calcext:value-type="currency">
            <text:p>0,12 €</text:p>
          </table:table-cell>
          <table:table-cell table:style-name="ce48" office:value-type="currency" office:currency="EUR" office:value="0.12" calcext:value-type="currency">
            <text:p>0,12 €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,12345679</text:p>
          </table:table-cell>
          <table:table-cell table:style-name="taxable_5f_event_5f_crypto" office:value-type="float" office:value="0.123456789" calcext:value-type="float">
            <text:p>0,12345679</text:p>
          </table:table-cell>
          <table:table-cell table:style-name="taxable_5f_event_5f_alt_5f_crypto" office:value-type="float" office:value="0.123456789" calcext:value-type="float">
            <text:p>0,12345679</text:p>
          </table:table-cell>
          <table:table-cell table:style-name="acquired_5f_lot_5f_crypto" office:value-type="float" office:value="0.123456789" calcext:value-type="float">
            <text:p>0,12345679</text:p>
          </table:table-cell>
          <table:table-cell table:style-name="acquired_5f_lot_5f_alt_5f_crypto" office:value-type="float" office:value="0.123456789" calcext:value-type="float">
            <text:p>0,12345679</text:p>
          </table:table-cell>
          <table:table-cell table:style-name="highlighted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,346%</text:p>
          </table:table-cell>
          <table:table-cell table:style-name="taxable_5f_event_5f_percent" office:value-type="percentage" office:value="0.123456789" calcext:value-type="percentage">
            <text:p>12,346%</text:p>
          </table:table-cell>
          <table:table-cell table:style-name="taxable_5f_event_5f_alt_5f_percent" office:value-type="percentage" office:value="0.123456789" calcext:value-type="percentage">
            <text:p>12,346%</text:p>
          </table:table-cell>
          <table:table-cell table:style-name="acquired_5f_lot_5f_percent" office:value-type="percentage" office:value="0.123456789" calcext:value-type="percentage">
            <text:p>12,346%</text:p>
          </table:table-cell>
          <table:table-cell table:style-name="acquired_5f_lot_5f_alt_5f_percent" office:value-type="percentage" office:value="0.123456789" calcext:value-type="percentage">
            <text:p>12,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7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,123456789</text:p>
          </table:table-cell>
          <table:table-cell table:style-name="taxable_5f_event_5f_border_5f_default" office:value-type="float" office:value="0.123456789" calcext:value-type="float">
            <text:p>0,123456789</text:p>
          </table:table-cell>
          <table:table-cell table:style-name="taxable_5f_event_5f_alt_5f_border_5f_default" office:value-type="float" office:value="0.123456789" calcext:value-type="float">
            <text:p>0,123456789</text:p>
          </table:table-cell>
          <table:table-cell table:style-name="acquired_5f_lot_5f_border_5f_default" office:value-type="float" office:value="0.123456789" calcext:value-type="float">
            <text:p>0,123456789</text:p>
          </table:table-cell>
          <table:table-cell table:style-name="acquired_5f_lot_5f_alt_5f_border_5f_default" office:value-type="float" office:value="0.123456789" calcext:value-type="float">
            <text:p>0,123456789</text:p>
          </table:table-cell>
          <table:table-cell table:style-name="highlighted_5f_border_5f_default" office:value-type="float" office:value="0.123456789" calcext:value-type="float">
            <text:p>0,123456789</text:p>
          </table:table-cell>
          <table:table-cell table:style-name="taxable_5f_event_5f_note_5f_border_5f_default" office:value-type="float" office:value="0.123456789" calcext:value-type="float">
            <text:p>0,123456789</text:p>
          </table:table-cell>
          <table:table-cell table:style-name="acquired_5f_lot_5f_note_5f_border_5f_default" office:value-type="float" office:value="0.123456789" calcext:value-type="float">
            <text:p>0,123456789</text:p>
          </table:table-cell>
          <table:table-cell table:style-name="bold_5f_border_5f_default" office:value-type="float" office:value="0.123456789" calcext:value-type="float">
            <text:p>0,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28" office:value-type="currency" office:currency="EUR" office:value="0.12" calcext:value-type="currency">
            <text:p>0,12 €</text:p>
          </table:table-cell>
          <table:table-cell table:style-name="ce30" office:value-type="currency" office:currency="EUR" office:value="0.12" calcext:value-type="currency">
            <text:p>0,12 €</text:p>
          </table:table-cell>
          <table:table-cell table:style-name="ce32" office:value-type="currency" office:currency="EUR" office:value="0.12" calcext:value-type="currency">
            <text:p>0,12 €</text:p>
          </table:table-cell>
          <table:table-cell table:style-name="ce34" office:value-type="currency" office:currency="EUR" office:value="0.12" calcext:value-type="currency">
            <text:p>0,12 €</text:p>
          </table:table-cell>
          <table:table-cell table:style-name="ce36" office:value-type="currency" office:currency="EUR" office:value="0.12" calcext:value-type="currency">
            <text:p>0,12 €</text:p>
          </table:table-cell>
          <table:table-cell table:style-name="ce38" office:value-type="currency" office:currency="EUR" office:value="0.12" calcext:value-type="currency">
            <text:p>0,12 €</text:p>
          </table:table-cell>
          <table:table-cell table:style-name="ce42" office:value-type="currency" office:currency="EUR" office:value="0.12" calcext:value-type="currency">
            <text:p>0,12 €</text:p>
          </table:table-cell>
          <table:table-cell table:style-name="ce46" office:value-type="currency" office:currency="EUR" office:value="0.12" calcext:value-type="currency">
            <text:p>0,12 €</text:p>
          </table:table-cell>
          <table:table-cell table:style-name="ce75" office:value-type="currency" office:currency="EUR" office:value="0.12" calcext:value-type="currency">
            <text:p>0,12 €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,12345679</text:p>
          </table:table-cell>
          <table:table-cell table:style-name="taxable_5f_event_5f_border_5f_crypto" office:value-type="float" office:value="0.123456789" calcext:value-type="float">
            <text:p>0,12345679</text:p>
          </table:table-cell>
          <table:table-cell table:style-name="taxable_5f_event_5f_alt_5f_border_5f_crypto" office:value-type="float" office:value="0.123456789" calcext:value-type="float">
            <text:p>0,12345679</text:p>
          </table:table-cell>
          <table:table-cell table:style-name="acquired_5f_lot_5f_border_5f_crypto" office:value-type="float" office:value="0.123456789" calcext:value-type="float">
            <text:p>0,12345679</text:p>
          </table:table-cell>
          <table:table-cell table:style-name="acquired_5f_lot_5f_alt_5f_border_5f_crypto" office:value-type="float" office:value="0.123456789" calcext:value-type="float">
            <text:p>0,12345679</text:p>
          </table:table-cell>
          <table:table-cell table:style-name="highlighted_5f_border_5f_crypto" office:value-type="float" office:value="0.123456789" calcext:value-type="float">
            <text:p>0,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,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,346%</text:p>
          </table:table-cell>
          <table:table-cell table:style-name="taxable_5f_event_5f_border_5f_percent" office:value-type="percentage" office:value="0.123456789" calcext:value-type="percentage">
            <text:p>12,346%</text:p>
          </table:table-cell>
          <table:table-cell table:style-name="taxable_5f_event_5f_alt_5f_border_5f_percent" office:value-type="percentage" office:value="0.123456789" calcext:value-type="percentage">
            <text:p>12,346%</text:p>
          </table:table-cell>
          <table:table-cell table:style-name="acquired_5f_lot_5f_border_5f_percent" office:value-type="percentage" office:value="0.123456789" calcext:value-type="percentage">
            <text:p>12,346%</text:p>
          </table:table-cell>
          <table:table-cell table:style-name="acquired_5f_lot_5f_alt_5f_border_5f_percent" office:value-type="percentage" office:value="0.123456789" calcext:value-type="percentage">
            <text:p>12,346%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6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6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6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6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6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6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6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6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3:21:59.5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14T13:23:08.371000000</dc:date>
    <meta:editing-duration>P1DT10H41M</meta:editing-duration>
    <meta:editing-cycles>112</meta:editing-cycles>
    <meta:generator>LibreOffice/7.5.3.2$Windows_X86_64 LibreOffice_project/9f56dff12ba03b9acd7730a5a481eea045e468f3</meta:generator>
    <meta:document-statistic meta:table-count="1" meta:cell-count="96" meta:object-count="0"/>
  </office:meta>
</office:document-meta>
</file>